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e solution est un liquide appelé solvant dans lequel est dissout un solide(soluté).</text:p>
      <text:p text:style-name="Standard"/>
      <text:p text:style-name="Standard">Solution d'eau salée</text:p>
      <text:p text:style-name="Standard"/>
      <text:p text:style-name="Standard">Solution = Solvant + soluté</text:p>
      <text:p text:style-name="Standard"><text:tab/> <text:s text:c="7"/>eau<text:tab/>sel</text:p>
      <text:p text:style-name="Standard"/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H56M30S</meta:editing-duration>
    <meta:editing-cycles>5</meta:editing-cycles>
    <meta:generator>OpenOffice/4.1.7$Win32 OpenOffice.org_project/417m1$Build-9800</meta:generator>
    <dc:date>2021-02-19T10:13:05.52</dc:date>
    <meta:document-statistic meta:table-count="0" meta:image-count="0" meta:object-count="0" meta:page-count="1" meta:paragraph-count="5" meta:word-count="23" meta:character-count="149"/>
    <meta:user-defined meta:name="Info 1"/>
    <meta:user-defined meta:name="Info 2"/>
    <meta:user-defined meta:name="Info 3"/>
    <meta:user-defined meta:name="Info 4"/>
  </office:meta>
</office:document-meta>
</file>